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aramond" svg:font-family="Garamond"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list-style-name="L1">
      <style:text-properties style:font-name="Times New Roman" fo:font-size="12pt" fo:language="en" fo:country="none" style:font-size-asian="12pt" style:font-size-complex="12pt"/>
    </style:style>
    <style:style style:name="P2" style:family="paragraph" style:parent-style-name="Titre_20_et_20_contenu_7e_LT_7e_Gliederung_20_1" style:list-style-name="L1">
      <style:text-properties fo:color="#262626" style:text-outline="false" style:text-line-through-style="none" style:font-name="Times New Roman" fo:font-size="12pt" fo:letter-spacing="normal" fo:language="en" fo:country="none" fo:font-style="normal" fo:text-shadow="none" style:text-underline-style="none" fo:font-weight="normal" style:letter-kerning="true"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P3" style:family="paragraph" style:parent-style-name="Titre_20_et_20_contenu_7e_LT_7e_Gliederung_20_1" style:list-style-name="">
      <style:paragraph-properties fo:margin-left="0cm" fo:margin-right="0cm" fo:margin-top="0.169cm" fo:margin-bottom="0.212cm" style:line-height-at-least="0.353cm" fo:text-align="start" style:justify-single-word="false" fo:text-indent="0cm" style:auto-text-indent="false" style:text-autospace="none" style:writing-mode="lr-tb"/>
      <style:text-properties fo:color="#000000" style:text-outline="false" style:text-line-through-style="none" style:font-name="Times New Roman" fo:font-size="12pt" fo:letter-spacing="normal" fo:font-style="normal" fo:text-shadow="none" style:text-underline-style="none" fo:font-weight="normal" style:letter-kerning="true" style:font-name-asian="Garamond" style:font-size-asian="12pt" style:font-style-asian="normal" style:font-weight-asian="normal" style:font-name-complex="Garamond" style:font-size-complex="12pt" style:font-style-complex="normal" style:font-weight-complex="normal" style:text-emphasize="none" style:text-overline-style="none" style:text-overline-color="font-color"/>
    </style:style>
    <style:style style:name="P4" style:family="paragraph" style:parent-style-name="Titre_20_et_20_contenu_7e_LT_7e_Gliederung_20_1" style:list-style-name="">
      <style:paragraph-properties fo:margin-left="0cm" fo:margin-right="0cm" fo:margin-top="0.339cm" fo:margin-bottom="0.212cm" style:line-height-at-least="0.353cm" fo:text-align="start" style:justify-single-word="false" fo:text-indent="0cm" style:auto-text-indent="false" style:text-autospace="none" style:writing-mode="lr-tb"/>
      <style:text-properties fo:color="#262626" style:text-outline="false" style:text-line-through-style="none" style:font-name="Times New Roman" fo:font-size="12pt" fo:letter-spacing="normal"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list-style-name="L1">
      <style:text-properties style:font-name="Times New Roman" fo:font-size="12pt" style:font-size-asian="12pt" style:font-size-complex="12pt"/>
    </style:style>
    <style:style style:name="T1" style:family="text">
      <style:text-properties fo:language="en" fo:country="none"/>
    </style:style>
    <style:style style:name="T2" style:family="text">
      <style:text-properties style:font-name="Times New Roman" fo:font-size="12pt" style:font-size-asian="12pt" style:font-size-complex="12pt"/>
    </style:style>
    <style:style style:name="T3" style:family="text">
      <style:text-properties fo:font-size="12pt" style:font-size-asian="12pt" style:font-size-complex="12pt"/>
    </style:style>
    <style:style style:name="T4" style:family="text">
      <style:text-properties fo:color="#0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26644364162001616" text:style-name="L1">
        <text:list-item>
          <text:p text:style-name="P6">I'm going to talk about Starbucks cofee</text:p>
          <text:p text:style-name="P6"/>
        </text:list-item>
        <text:list-item>
          <text:p text:style-name="P6">The very first Starbucks cofee was created in nineteen seventeen in Seattle. <text:bookmark text:name="tw-target-text"/><text:span text:style-name="T1">The name of Starbucks, taken from the novel Moby Dick, evokes a high sea of legend and the maritime tradition of the first coffee traders.</text:span></text:p>
          <text:p text:style-name="P6"><text:span text:style-name="T1"/></text:p>
        </text:list-item>
        <text:list-item>
          <text:p text:style-name="P6">At the beginning, <text:bookmark text:name="tw-target-text1"/><text:span text:style-name="T1">It's three friends who decided to create the brand because they were all three lovers of good coffee.</text:span></text:p>
          <text:p text:style-name="P6"><text:span text:style-name="T1"/></text:p>
        </text:list-item>
        <text:list-item>
          <text:p text:style-name="P6">The logo of Starbucks change three times since <text:s/>nineteen seventeen.<text:span text:style-name="T1"> The first time the logo changed, it was in nineteen eighty seven, the second time, it was in </text:span><text:bookmark text:name="tw-target-text2"/><text:span text:style-name="T1">nineteen ninety-two, the third and the last one was in two thousands eleven.</text:span></text:p>
        </text:list-item>
      </text:list>
      <text:p text:style-name="P5"><text:span text:style-name="T1"/></text:p>
      <text:list xml:id="list34372088" text:continue-numbering="true" text:style-name="L1">
        <text:list-item>
          <text:p text:style-name="P1"><text:bookmark text:name="tw-target-text3"/>In 1981, Howard Schultz (CEO of Starbucks) enters for the first time in a <text:bookmark text:name="tw-target-text4"/>Starbucks lounge and from his first cup of "Sumatra", he immediately feels attracted by Starbucks he joins a year later.</text:p>
          <text:p text:style-name="P1"/>
        </text:list-item>
        <text:list-item>
          <text:p text:style-name="P1"><text:bookmark text:name="tw-target-text5"/>In 1983, during a trip to Italy, Howard Schultz fell in love with Italian espresso bars and their ritual around coffee. He then has the idea of transposing in the United States the tradition of Italian cafes, places of conversation and exchange, a third place in some ways halfway between home and work. He will leave Starbucks briefly to start his own chain of "Il Giornale" cafes, and return in August 1987 when he buys Starbucks with the help of several local investors.</text:p>
        </text:list-item>
        <text:list-item>
          <text:p text:style-name="P2">Starbucks is the most famous store of coffee on the world because of the quality of his coffee bean. <text:span text:style-name="T4">The Starbucks chain is committed to buying coffee from Fairtrade producers in order to achieve quality while respecting the worker.</text:span></text:p>
        </text:list-item>
      </text:list>
      <text:p text:style-name="P3"><text:tab/>Starbucks also writes the name of the customer on his goblet, but misspelled spells to stand <text:tab/>out, and have a little something stuff compared to the conpetitors.</text:p>
      <text:p text:style-name="P4"/>
      <text:list xml:id="list34360381" text:continue-numbering="true" text:style-name="L1">
        <text:list-header>
          <text:p text:style-name="P1"/>
        </text:list-header>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aramond" svg:font-family="Garamond"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bjet_20_sans_20_remplissage" style:display-name="Objet sans remplissage" style:family="paragraph" style:parent-style-name="Standard"/>
    <style:style style:name="Objet_20_sans_20_remplissage_20_et_20_sans_20_ligne" style:display-name="Objet sans remplissage et sans ligne"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gne_20_de_20_cote" style:display-name="Ligne de cote" style:family="paragraph" style:parent-style-name="Standard"/>
    <style:style style:name="Plein" style:family="paragraph">
      <style:paragraph-properties style:text-autospace="none"/>
      <style:text-properties style:font-name="Noto Sans" fo:font-size="14pt" fo:font-weight="bold" style:font-name-asian="Noto Sans" style:font-size-asian="14pt" style:font-weight-asian="bold" style:font-name-complex="Noto Sans" style:font-size-complex="14pt" style:font-weight-complex="bold"/>
    </style:style>
    <style:style style:name="Plein_20_bleu" style:display-name="Plein bleu" style:family="paragraph" style:parent-style-name="Plein">
      <style:text-properties fo:color="#ffffff"/>
    </style:style>
    <style:style style:name="Plein_20_vert" style:display-name="Plein vert" style:family="paragraph" style:parent-style-name="Plein">
      <style:text-properties fo:color="#ffffff"/>
    </style:style>
    <style:style style:name="Plein_20_rouge" style:display-name="Plein rouge" style:family="paragraph" style:parent-style-name="Plein">
      <style:text-properties fo:color="#ffffff"/>
    </style:style>
    <style:style style:name="Plein_20_jaune" style:display-name="Plein jaune" style:family="paragraph" style:parent-style-name="Plein">
      <style:text-properties fo:color="#ffffff"/>
    </style:style>
    <style:style style:name="Contour" style:family="paragraph">
      <style:paragraph-properties style:text-autospace="none"/>
      <style:text-properties style:font-name="Noto Sans" fo:font-size="14pt" fo:font-weight="bold" style:font-name-asian="Noto Sans" style:font-size-asian="14pt" style:font-weight-asian="bold" style:font-name-complex="Noto Sans" style:font-size-complex="14pt" style:font-weight-complex="bold"/>
    </style:style>
    <style:style style:name="Contour_20_bleu" style:display-name="Contour bleu" style:family="paragraph" style:parent-style-name="Contour">
      <style:text-properties fo:color="#355269"/>
    </style:style>
    <style:style style:name="Contour_20_vert" style:display-name="Contour vert" style:family="paragraph" style:parent-style-name="Contour">
      <style:text-properties fo:color="#127622"/>
    </style:style>
    <style:style style:name="Contour_20_rouge" style:display-name="Contour rouge" style:family="paragraph" style:parent-style-name="Contour">
      <style:text-properties fo:color="#c9211e"/>
    </style:style>
    <style:style style:name="Contour_20_jaune" style:display-name="Contour jaune" style:family="paragraph" style:parent-style-name="Contour">
      <style:text-properties fo:color="#b47804"/>
    </style:style>
    <style:style style:name="Diapositive_20_de_20_titre_7e_LT_7e_Gliederung_20_1" style:display-name="Diapositive de titre~LT~Gliederung 1" style:family="paragraph">
      <style:paragraph-properties fo:margin-top="0.499cm" fo:margin-bottom="0cm" style:line-height-at-least="0.353cm" fo:text-align="start" style:justify-single-word="false" style:text-autospace="none" style:writing-mode="lr-tb"/>
      <style:text-properties fo:color="#262626" style:text-outline="false" style:text-line-through-style="none" style:font-name="Arial" fo:font-size="24pt" fo:letter-spacing="normal"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Diapositive_20_de_20_titre_7e_LT_7e_Gliederung_20_2" style:display-name="Diapositive de titre~LT~Gliederung 2" style:family="paragraph" style:parent-style-name="Diapositive_20_de_20_titre_7e_LT_7e_Gliederung_20_1">
      <style:paragraph-properties fo:margin-top="0.4cm" fo:margin-bottom="0cm"/>
      <style:text-properties fo:font-size="18pt" style:font-size-asian="18pt" style:font-size-complex="18pt"/>
    </style:style>
    <style:style style:name="Diapositive_20_de_20_titre_7e_LT_7e_Gliederung_20_3" style:display-name="Diapositive de titre~LT~Gliederung 3" style:family="paragraph" style:parent-style-name="Diapositive_20_de_20_titre_7e_LT_7e_Gliederung_20_2">
      <style:paragraph-properties fo:margin-top="0.3cm" fo:margin-bottom="0cm"/>
      <style:text-properties fo:font-size="16pt" style:font-size-asian="16pt" style:font-size-complex="16pt"/>
    </style:style>
    <style:style style:name="Diapositive_20_de_20_titre_7e_LT_7e_Gliederung_20_4" style:display-name="Diapositive de titre~LT~Gliederung 4" style:family="paragraph" style:parent-style-name="Diapositive_20_de_20_titre_7e_LT_7e_Gliederung_20_3">
      <style:paragraph-properties fo:margin-top="0.199cm" fo:margin-bottom="0cm"/>
      <style:text-properties fo:font-size="14pt" style:font-size-asian="14pt" style:font-size-complex="14pt"/>
    </style:style>
    <style:style style:name="Diapositive_20_de_20_titre_7e_LT_7e_Gliederung_20_5" style:display-name="Diapositive de titre~LT~Gliederung 5" style:family="paragraph" style:parent-style-name="Diapositive_20_de_20_titre_7e_LT_7e_Gliederung_20_4">
      <style:paragraph-properties fo:margin-top="0.101cm" fo:margin-bottom="0cm"/>
      <style:text-properties fo:font-size="20pt" style:font-size-asian="20pt" style:font-size-complex="20pt"/>
    </style:style>
    <style:style style:name="Diapositive_20_de_20_titre_7e_LT_7e_Gliederung_20_6" style:display-name="Diapositive de titre~LT~Gliederung 6" style:family="paragraph" style:parent-style-name="Diapositive_20_de_20_titre_7e_LT_7e_Gliederung_20_5"/>
    <style:style style:name="Diapositive_20_de_20_titre_7e_LT_7e_Gliederung_20_7" style:display-name="Diapositive de titre~LT~Gliederung 7" style:family="paragraph" style:parent-style-name="Diapositive_20_de_20_titre_7e_LT_7e_Gliederung_20_6"/>
    <style:style style:name="Diapositive_20_de_20_titre_7e_LT_7e_Gliederung_20_8" style:display-name="Diapositive de titre~LT~Gliederung 8" style:family="paragraph" style:parent-style-name="Diapositive_20_de_20_titre_7e_LT_7e_Gliederung_20_7"/>
    <style:style style:name="Diapositive_20_de_20_titre_7e_LT_7e_Gliederung_20_9" style:display-name="Diapositive de titre~LT~Gliederung 9" style:family="paragraph" style:parent-style-name="Diapositive_20_de_20_titre_7e_LT_7e_Gliederung_20_8"/>
    <style:style style:name="Diapositive_20_de_20_titre_7e_LT_7e_Titel" style:display-name="Diapositive de titre~LT~Titel" style:family="paragraph">
      <style:paragraph-properties style:line-height-at-least="0.353cm"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Diapositive_20_de_20_titre_7e_LT_7e_Untertitel" style:display-name="Diapositive de titr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Diapositive_20_de_20_titre_7e_LT_7e_Notizen" style:display-name="Diapositive de titre~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apositive_20_de_20_titre_7e_LT_7e_Hintergrundobjekte" style:display-name="Diapositive de titre~LT~Hintergrundobjekte" style:family="paragraph">
      <style:paragraph-properties style:text-autospace="none"/>
      <style:text-properties style:letter-kerning="true"/>
    </style:style>
    <style:style style:name="Diapositive_20_de_20_titre_7e_LT_7e_Hintergrund" style:display-name="Diapositive de titr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oise1" style:family="paragraph" style:parent-style-name="default"/>
    <style:style style:name="turquoise2" style:family="paragraph" style:parent-style-name="default"/>
    <style:style style:name="turquo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style:line-height-at-least="0.353cm"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499cm" fo:margin-bottom="0cm" style:line-height-at-least="0.353cm" fo:text-align="start" style:justify-single-word="false" style:text-autospace="none" style:writing-mode="lr-tb"/>
      <style:text-properties fo:color="#262626" style:text-outline="false" style:text-line-through-style="none" style:font-name="Arial" fo:font-size="24pt" fo:letter-spacing="normal"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4cm" fo:margin-bottom="0cm"/>
      <style:text-properties fo:font-size="18pt" style:font-size-asian="18pt" style:font-size-complex="18pt"/>
    </style:style>
    <style:style style:name="Plan_20_3" style:display-name="Plan 3" style:family="paragraph" style:parent-style-name="Plan_20_2">
      <style:paragraph-properties fo:margin-top="0.3cm" fo:margin-bottom="0cm"/>
      <style:text-properties fo:font-size="16pt" style:font-size-asian="16pt" style:font-size-complex="16pt"/>
    </style:style>
    <style:style style:name="Plan_20_4" style:display-name="Plan 4" style:family="paragraph" style:parent-style-name="Plan_20_3">
      <style:paragraph-properties fo:margin-top="0.199cm" fo:margin-bottom="0cm"/>
      <style:text-properties fo:font-size="14pt" style:font-size-asian="14pt" style:font-size-complex="14pt"/>
    </style:style>
    <style:style style:name="Plan_20_5" style:display-name="Plan 5" style:family="paragraph" style:parent-style-name="Plan_20_4">
      <style:paragraph-properties fo:margin-top="0.101cm" fo:margin-bottom="0cm"/>
      <style:text-properties fo:font-size="20pt" style:font-size-asian="20pt" style:font-size-complex="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_20_et_20_contenu_7e_LT_7e_Gliederung_20_1" style:display-name="Titre et contenu~LT~Gliederung 1" style:family="paragraph">
      <style:paragraph-properties fo:margin-top="0.499cm" fo:margin-bottom="0cm" style:line-height-at-least="0.353cm" fo:text-align="start" style:justify-single-word="false" style:text-autospace="none" style:writing-mode="lr-tb"/>
      <style:text-properties fo:color="#262626" style:text-outline="false" style:text-line-through-style="none" style:font-name="Arial" fo:font-size="24pt" fo:letter-spacing="normal"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text-overline-style="none" style:text-overline-color="font-color"/>
    </style:style>
    <style:style style:name="Titre_20_et_20_contenu_7e_LT_7e_Gliederung_20_2" style:display-name="Titre et contenu~LT~Gliederung 2" style:family="paragraph" style:parent-style-name="Titre_20_et_20_contenu_7e_LT_7e_Gliederung_20_1">
      <style:paragraph-properties fo:margin-top="0.4cm" fo:margin-bottom="0cm"/>
      <style:text-properties fo:font-size="18pt" style:font-size-asian="18pt" style:font-size-complex="18pt"/>
    </style:style>
    <style:style style:name="Titre_20_et_20_contenu_7e_LT_7e_Gliederung_20_3" style:display-name="Titre et contenu~LT~Gliederung 3" style:family="paragraph" style:parent-style-name="Titre_20_et_20_contenu_7e_LT_7e_Gliederung_20_2">
      <style:paragraph-properties fo:margin-top="0.3cm" fo:margin-bottom="0cm"/>
      <style:text-properties fo:font-size="16pt" style:font-size-asian="16pt" style:font-size-complex="16pt"/>
    </style:style>
    <style:style style:name="Titre_20_et_20_contenu_7e_LT_7e_Gliederung_20_4" style:display-name="Titre et contenu~LT~Gliederung 4" style:family="paragraph" style:parent-style-name="Titre_20_et_20_contenu_7e_LT_7e_Gliederung_20_3">
      <style:paragraph-properties fo:margin-top="0.199cm" fo:margin-bottom="0cm"/>
      <style:text-properties fo:font-size="14pt" style:font-size-asian="14pt" style:font-size-complex="14pt"/>
    </style:style>
    <style:style style:name="Titre_20_et_20_contenu_7e_LT_7e_Gliederung_20_5" style:display-name="Titre et contenu~LT~Gliederung 5" style:family="paragraph" style:parent-style-name="Titre_20_et_20_contenu_7e_LT_7e_Gliederung_20_4">
      <style:paragraph-properties fo:margin-top="0.101cm" fo:margin-bottom="0cm"/>
      <style:text-properties fo:font-size="20pt" style:font-size-asian="20pt" style:font-size-complex="20pt"/>
    </style:style>
    <style:style style:name="Titre_20_et_20_contenu_7e_LT_7e_Gliederung_20_6" style:display-name="Titre et contenu~LT~Gliederung 6" style:family="paragraph" style:parent-style-name="Titre_20_et_20_contenu_7e_LT_7e_Gliederung_20_5"/>
    <style:style style:name="Titre_20_et_20_contenu_7e_LT_7e_Gliederung_20_7" style:display-name="Titre et contenu~LT~Gliederung 7" style:family="paragraph" style:parent-style-name="Titre_20_et_20_contenu_7e_LT_7e_Gliederung_20_6"/>
    <style:style style:name="Titre_20_et_20_contenu_7e_LT_7e_Gliederung_20_8" style:display-name="Titre et contenu~LT~Gliederung 8" style:family="paragraph" style:parent-style-name="Titre_20_et_20_contenu_7e_LT_7e_Gliederung_20_7"/>
    <style:style style:name="Titre_20_et_20_contenu_7e_LT_7e_Gliederung_20_9" style:display-name="Titre et contenu~LT~Gliederung 9" style:family="paragraph" style:parent-style-name="Titre_20_et_20_contenu_7e_LT_7e_Gliederung_20_8"/>
    <style:style style:name="Titre_20_et_20_contenu_7e_LT_7e_Titel" style:display-name="Titre et contenu~LT~Titel" style:family="paragraph">
      <style:paragraph-properties style:line-height-at-least="0.353cm" fo:text-align="start" style:justify-single-word="false" style:text-autospace="none" style:writing-mode="lr-tb"/>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re_20_et_20_contenu_7e_LT_7e_Untertitel" style:display-name="Titre et contenu~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Titre_20_et_20_contenu_7e_LT_7e_Notizen" style:display-name="Titre et contenu~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Titre_20_et_20_contenu_7e_LT_7e_Hintergrundobjekte" style:display-name="Titre et contenu~LT~Hintergrundobjekte" style:family="paragraph">
      <style:paragraph-properties style:text-autospace="none"/>
      <style:text-properties style:letter-kerning="true"/>
    </style:style>
    <style:style style:name="Titre_20_et_20_contenu_7e_LT_7e_Hintergrund" style:display-name="Titre et contenu~LT~Hintergrund" style:family="paragraph">
      <style:paragraph-properties style:text-autospace="none"/>
      <style:text-properties style:letter-kerning="tru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13T13:46:00.42</meta:creation-date>
    <meta:document-statistic meta:table-count="0" meta:image-count="0" meta:object-count="0" meta:page-count="1" meta:paragraph-count="8" meta:word-count="296" meta:character-count="1685"/>
    <dc:date>2019-03-13T14:15:33.83</dc:date>
    <meta:editing-duration>PT14M23S</meta:editing-duration>
    <meta:editing-cycles>1</meta:editing-cycles>
    <meta:generator>OpenOffice/4.1.5$Win32 OpenOffice.org_project/415m1$Build-9789</meta:generator>
  </office:meta>
</office:document-meta>
</file>